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 het schema zie je op de ene as ‘man/vrouw’ staan en op de andere as ‘masculien/feminien. Met masculien en feminien bedoelen we de dingen in je identiteit die door de maatschappij als meer mannelijk of vrouwelijk gezien worden. Iemand kan zich dus vrouw voelen, en dus op de horizontale as vrouw invullen, maar zich wel masculien gedragen en dus op de verticale as masculien invullen, en zo zijn er nog veel meer combinaties mogelijk.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nl" fo:country="NL"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nl" fo:country="NL"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x van den Heuvel</meta:initial-creator>
    <dc:creator>Max van den Heuvel</dc:creator>
    <meta:editing-cycles>1</meta:editing-cycles>
    <meta:creation-date>2022-01-17T21:16:00</meta:creation-date>
    <dc:date>2022-01-17T21:21:00</dc:date>
    <meta:editing-duration>P0D</meta:editing-duration>
    <meta:generator>LibreOffice/7.2.4.1$Linux_X86_64 LibreOffice_project/20$Build-1</meta:generator>
    <meta:document-statistic meta:table-count="0" meta:image-count="0" meta:object-count="0" meta:page-count="1" meta:paragraph-count="1" meta:word-count="75" meta:character-count="437" meta:non-whitespace-character-count="362"/>
    <meta:user-defined meta:name="AppVersion">16.0000</meta:user-defined>
    <meta:template xlink:type="simple" xlink:actuate="onRequest" xlink:title="Normal" xlink:href=""/>
  </office:meta>
</office:document-meta>
</file>